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SchemaRegist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PSchemaRegistr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PSchemaRegistry.getSchema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Registry.addSchema( XMP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SchemaRegistry.XMPSchema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